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926d4" officeooo:paragraph-rsid="000926d4"/>
    </style:style>
    <style:style style:name="P2" style:family="paragraph" style:parent-style-name="Standard">
      <style:text-properties officeooo:paragraph-rsid="000926d4"/>
    </style:style>
    <style:style style:name="P3" style:family="paragraph" style:parent-style-name="Standard">
      <style:text-properties officeooo:paragraph-rsid="000ab150"/>
    </style:style>
    <style:style style:name="T1" style:family="text">
      <style:text-properties officeooo:rsid="000926d4"/>
    </style:style>
    <style:style style:name="T2" style:family="text">
      <style:text-properties officeooo:rsid="000ab1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ier (Name, Geburtsdatum, Zuchtnummer, Art, Schulterhöhe, Gewicht, Produktnummer , Futtersorte)</text:p>
      <text:p text:style-name="Standard"/>
      <text:p text:style-name="P2">Futtersorte (Futtername, Produktnummer, Preis, Futterhersteller.Anschrift, Futterhersteller.Herstellername)</text:p>
      <text:p text:style-name="Standard"/>
      <text:p text:style-name="Standard">Futterhersteller (Anschrift, Herstellername, Name Vertreter, Telefonnummer Vertreter)</text:p>
      <text:p text:style-name="Standard"/>
      <text:p text:style-name="P3">Stall (Box.Nummer, Stallnummer)</text:p>
      <text:p text:style-name="Standard"/>
      <text:p text:style-name="P3">Box (Tierart , Nummer, Boxgröße, Belag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926d4" officeooo:paragraph-rsid="000926d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Christof Zlabinger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6T13:17:15.517905697</meta:creation-date>
    <dc:date>2023-01-16T13:19:20.325644205</dc:date>
    <meta:editing-duration>PT2M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6" meta:word-count="34" meta:character-count="375" meta:non-whitespace-character-count="347"/>
  </office:meta>
</office:document-meta>
</file>